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solid" draw:fill-color="#000000"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b3b3b3" draw:textarea-horizontal-align="justify" draw:textarea-vertical-align="middle" draw:auto-grow-height="false"/>
    </style:style>
    <style:style style:name="gr8" style:family="graphic" style:parent-style-name="standard">
      <style:graphic-properties draw:fill-color="#c0c0c0" draw:textarea-horizontal-align="justify" draw:textarea-vertical-align="middle" draw:auto-grow-height="false"/>
    </style:style>
    <style:style style:name="gr9" style:family="graphic" style:parent-style-name="standard">
      <style:graphic-properties draw:fill-color="#00ff00" draw:opacity="50%" draw:textarea-horizontal-align="justify" draw:textarea-vertical-align="middle" draw:auto-grow-height="false" draw:shadow-opacity="50%"/>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2.572cm"/>
    </style:style>
    <style:style style:name="P1" style:family="paragraph">
      <style:paragraph-properties fo:text-align="start"/>
      <style:text-properties fo:font-size="32pt"/>
    </style:style>
    <style:style style:name="P2" style:family="paragraph">
      <style:text-properties fo:font-size="18pt"/>
    </style:style>
    <style:style style:name="P3" style:family="paragraph">
      <style:text-properties fo:font-size="20pt"/>
    </style:style>
    <style:style style:name="P4" style:family="paragraph">
      <style:text-properties fo:font-family="'Ubuntu Mono'" style:font-family-generic="swiss" style:font-pitch="variable"/>
    </style:style>
    <style:style style:name="P5" style:family="paragraph">
      <style:text-properties fo:font-family="'Bitstream Vera Sans'" style:font-family-generic="swiss" style:font-pitch="variable"/>
    </style:style>
    <style:style style:name="P6" style:family="paragraph">
      <style:text-properties fo:font-family="'Ubuntu Mono'" style:font-pitch="fixed" fo:font-size="18pt"/>
    </style:style>
    <style:style style:name="P7" style:family="paragraph">
      <style:text-properties fo:color="#808080" fo:font-family="'Ubuntu Mono'" style:font-pitch="fixed" fo:font-size="18pt"/>
    </style:style>
    <style:style style:name="P8" style:family="paragraph">
      <style:text-properties fo:font-family="'Ubuntu Mono'" style:font-family-generic="swiss" style:font-pitch="variable" fo:font-size="18pt"/>
    </style:style>
    <style:style style:name="P9" style:family="paragraph">
      <style:text-properties fo:color="#ffffff" fo:font-family="'Ubuntu Mono'" style:font-family-generic="swiss" style:font-pitch="variable" fo:font-size="18pt"/>
    </style:style>
    <style:style style:name="P10" style:family="paragraph">
      <style:paragraph-properties fo:text-align="center"/>
    </style:style>
    <style:style style:name="P11" style:family="paragraph">
      <style:paragraph-properties fo:text-align="center"/>
      <style:text-properties fo:color="#c0c0c0"/>
    </style:style>
    <style:style style:name="T1" style:family="text">
      <style:text-properties fo:font-size="32pt" style:text-underline-style="solid" style:text-underline-width="auto" style:text-underline-color="font-color"/>
    </style:style>
    <style:style style:name="T2" style:family="text">
      <style:text-properties fo:font-size="22pt" style:text-underline-style="solid" style:text-underline-width="auto" style:text-underline-color="font-color" style:font-size-asian="22pt" style:font-size-complex="22pt"/>
    </style:style>
    <style:style style:name="T3" style:family="text">
      <style:text-properties fo:font-size="22pt" style:text-underline-style="none" style:font-size-asian="22pt" style:font-size-complex="22pt"/>
    </style:style>
    <style:style style:name="T4" style:family="text">
      <style:text-properties fo:color="#c0c0c0" fo:font-size="16pt" style:text-underline-style="none" style:font-size-asian="16pt" style:font-size-complex="16pt"/>
    </style:style>
    <style:style style:name="T5" style:family="text">
      <style:text-properties fo:font-size="22pt" style:font-size-asian="22pt" style:font-size-complex="22pt"/>
    </style:style>
    <style:style style:name="T6" style:family="text">
      <style:text-properties fo:color="#c0c0c0" fo:font-size="16pt" style:font-size-asian="16pt" style:font-size-complex="16pt"/>
    </style:style>
    <style:style style:name="T7" style:family="text">
      <style:text-properties fo:font-family="'Ubuntu Mono'" style:font-family-generic="swiss" style:font-pitch="variable"/>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family="'Bitstream Vera Sans'" style:font-family-generic="swiss" style:font-pitch="variable"/>
    </style:style>
    <style:style style:name="T11" style:family="text">
      <style:text-properties fo:font-family="'Ubuntu Mono'" style:font-pitch="fixed"/>
    </style:style>
    <style:style style:name="T12" style:family="text">
      <style:text-properties fo:color="#808080" fo:font-family="'Ubuntu Mono'" style:font-pitch="fixed"/>
    </style:style>
    <style:style style:name="T13" style:family="text">
      <style:text-properties fo:color="#ff3366" fo:font-family="'Ubuntu Mono'" style:font-pitch="fixed"/>
    </style:style>
    <style:style style:name="T14" style:family="text">
      <style:text-properties fo:color="#280099" fo:font-family="'Ubuntu Mono'" style:font-pitch="fixed"/>
    </style:style>
    <style:style style:name="T15" style:family="text">
      <style:text-properties fo:color="#808080" fo:font-family="'Ubuntu Mono'" style:font-pitch="fixed" style:text-underline-style="solid" style:text-underline-width="auto" style:text-underline-color="font-color"/>
    </style:style>
    <style:style style:name="T16" style:family="text">
      <style:text-properties fo:font-family="'Ubuntu Mono'" style:font-pitch="fixed" fo:font-size="24pt" style:font-size-asian="24pt" style:font-size-complex="24pt"/>
    </style:style>
    <style:style style:name="T17" style:family="text">
      <style:text-properties fo:font-family="'Ubuntu Mono'" style:font-family-generic="swiss" style:font-pitch="variable" fo:font-size="24pt" style:font-size-asian="24pt" style:font-size-complex="24pt"/>
    </style:style>
    <style:style style:name="T18" style:family="text">
      <style:text-properties fo:color="#ffffff" fo:font-family="'Ubuntu Mono'"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emantic patch inference</text:p>
          </draw:text-box>
        </draw:frame>
        <draw:frame presentation:style-name="pr2" draw:text-style-name="P1" draw:layer="layout" svg:width="24.639cm" svg:height="12.179cm" svg:x="1.4cm" svg:y="5.014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2">Jesper Andersen</text:span><text:span text:style-name="T3"> </text:span><text:span text:style-name="T4">(jespera@gmail.com)</text:span></text:p>
            <text:p text:style-name="P1"><text:span text:style-name="T5">Anh Cuong Nguyen [NUS] </text:span><text:span text:style-name="T6">(anhcuong@comp.nus.edu.sg)</text:span></text:p>
            <text:p text:style-name="P1"><text:span text:style-name="T5">David Lo [SMU] </text:span><text:span text:style-name="T6">(davidlo@smu.edu.sg)</text:span></text:p>
            <text:p text:style-name="P1"><text:span text:style-name="T5">Julia Lawall [INRIA/LIP6] </text:span><text:span text:style-name="T6">(Julia.Lawall@lip6.fr)</text:span></text:p>
            <text:p text:style-name="P1"><text:span text:style-name="T5">Siau-Cheng Khoo [NUS] </text:span><text:span text:style-name="T6">(</text:span><text:span text:style-name="T6"><text:a xlink:href="mailto:khoosc@comp.nus.edu.sg">khoosc@comp.nus.edu.sg</text:a></text:span><text:span text:style-name="T6">)</text:span></text:p>
          </draw:text-box>
        </draw:frame>
        <draw:frame draw:style-name="gr1" draw:text-style-name="P2" draw:layer="layout" svg:width="23.73cm" svg:height="2.462cm" svg:x="2.54cm" svg:y="17.78cm">
          <draw:text-box>
            <text:p text:style-name="P2">School of Information Systems, Singapore Management University (SMU)</text:p>
            <text:p text:style-name="P2">School of Computing, National University of Singapore (NUS)</text:p>
            <text:p text:style-name="P2"/>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emantic patch inference</text:p>
          </draw:text-box>
        </draw:frame>
        <draw:frame presentation:style-name="pr2" draw:layer="layout" svg:width="24.639cm" svg:height="12.179cm" svg:x="1.4cm" svg:y="4.914cm" presentation:class="subtitle">
          <draw:text-box>
            <text:p>SmPL for the masses</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emantic patch inference</text:p>
          </draw:text-box>
        </draw:frame>
        <draw:frame presentation:style-name="pr2" draw:layer="layout" svg:width="24.639cm" svg:height="12.179cm" svg:x="1.4cm" svg:y="4.914cm" presentation:class="subtitle">
          <draw:text-box>
            <text:p>SmPL for the masses</text:p>
          </draw:text-box>
        </draw:frame>
        <draw:frame draw:style-name="gr1" draw:layer="layout" svg:width="4.786cm" svg:height="0.988cm" svg:x="12.446cm" svg:y="15.494cm">
          <draw:text-box>
            <text:p>… eventually.</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 text:style-name="P4"><text:span text:style-name="T7">&gt; whatis spdiff</text:span></text:p>
          </draw:text-box>
        </draw:frame>
        <draw:frame presentation:style-name="pr4" draw:layer="layout" svg:width="24.639cm" svg:height="12.18cm" svg:x="1.4cm" svg:y="4.914cm" presentation:class="outline" presentation:user-transformed="true">
          <draw:text-box>
            <text:p><text:span text:style-name="T8">From the spdiff website:</text:span></text:p>
            <text:p><text:tab/>“<text:span text:style-name="T9">The basic problem addressed by the </text:span></text:p>
            <text:p><text:span text:style-name="T9"><text:tab/></text:span><text:span text:style-name="T9">spdiff tool is automatic inference of high</text:span></text:p>
            <text:p><text:span text:style-name="T9"><text:tab/></text:span><text:span text:style-name="T9">level specifications of changes to</text:span></text:p>
            <text:p><text:span text:style-name="T9"><text:tab/></text:span><text:span text:style-name="T9">structured data.</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draw:text-box>
            <text:p text:style-name="P5"><text:span text:style-name="T10">Is spdiff for you?</text:span></text:p>
          </draw:text-box>
        </draw:frame>
        <draw:frame presentation:style-name="pr4" draw:layer="layout" svg:width="24.639cm" svg:height="12.18cm" svg:x="1.4cm" svg:y="4.914cm" presentation:class="outline" presentation:user-transformed="true">
          <draw:text-box>
            <text:list text:style-name="L3">
              <text:list-item>
                <text:p>Have you ever developed a program that made use of some library?</text:p>
              </text:list-item>
              <text:list-item>
                <text:p>Have you ever had to update your program because of changes in the library you used?</text:p>
              </text:list-item>
              <text:list-item>
                <text:p>Have you ever been frustrated that the required changes you had to make in your program because of the mentioned library changes were not clearly documented?</text:p>
              </text:list-item>
              <text:list-item>
                <text:p>Have you ever felt annoyed that none of the many other people using the same library decided to document how they adapted their programs to the new version of the library?</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1" draw:layer="layout" svg:width="25.199cm" svg:height="3.506cm" svg:x="1.4cm" svg:y="0.837cm" presentation:class="title">
          <draw:text-box>
            <text:p>Is there a bug here?</text:p>
          </draw:text-box>
        </draw:frame>
        <draw:frame draw:style-name="gr1" draw:text-style-name="P6" draw:layer="layout" svg:width="26.22cm" svg:height="15.587cm" svg:x="1.016cm" svg:y="4.826cm">
          <draw:text-box>
            <text:p text:style-name="P2"><text:span text:style-name="T11">@@ -2108,10 +2100,8 @@ int cont_prepare_write(struct page *page, unsigned offset,</text:span></text:p>
            <text:p text:style-name="P2"><text:span text:style-name="T11"><text:s text:c="48"/></text:span><text:span text:style-name="T11">PAGE_CACHE_SIZE, get_block);</text:span></text:p>
            <text:p text:style-name="P2"><text:span text:style-name="T11"><text:s text:c="16"/></text:span><text:span text:style-name="T11">if (status)</text:span></text:p>
            <text:p text:style-name="P2"><text:span text:style-name="T11"><text:s text:c="24"/></text:span><text:span text:style-name="T11">goto out_unmap;</text:span></text:p>
            <text:p text:style-name="P2"><text:span text:style-name="T11">- <text:s text:c="14"/>kaddr = kmap_atomic(new_page, KM_USER0);</text:span></text:p>
            <text:p text:style-name="P2"><text:span text:style-name="T11">- <text:s text:c="14"/>memset(kaddr+zerofrom, 0, PAGE_CACHE_SIZE-zerofrom);</text:span></text:p>
            <text:p text:style-name="P2"><text:span text:style-name="T11">- <text:s text:c="14"/>flush_dcache_page(new_page);</text:span></text:p>
            <text:p text:style-name="P2"><text:span text:style-name="T11">- <text:s text:c="14"/>kunmap_atomic(kaddr, KM_USER0);</text:span></text:p>
            <text:p text:style-name="P2"><text:span text:style-name="T11">+ <text:s text:c="14"/>zero_user_page(page, zerofrom, PAGE_CACHE_SIZE - zerofrom,</text:span></text:p>
            <text:p text:style-name="P2"><text:span text:style-name="T11">+ <text:s text:c="30"/>KM_USER0);</text:span></text:p>
            <text:p text:style-name="P2"><text:span text:style-name="T11"><text:s text:c="16"/></text:span><text:span text:style-name="T11">generic_commit_write(NULL, new_page, zerofrom, PAGE_CACHE_SIZE);</text:span></text:p>
            <text:p text:style-name="P2"><text:span text:style-name="T11"><text:s text:c="16"/></text:span><text:span text:style-name="T11">unlock_page(new_page);</text:span></text:p>
            <text:p text:style-name="P2"><text:span text:style-name="T11"><text:s text:c="16"/></text:span><text:span text:style-name="T11">page_cache_release(new_page);</text:span></text:p>
            <text:p text:style-name="P2"><text:span text:style-name="T11">@@ -2138,10 +2128,7 @@ int cont_prepare_write(struct page *page, unsigned offset,</text:span></text:p>
            <text:p text:style-name="P2"><text:span text:style-name="T11"><text:s text:c="8"/></text:span><text:span text:style-name="T11">if (status)</text:span></text:p>
            <text:p text:style-name="P2"><text:span text:style-name="T11"><text:s text:c="16"/></text:span><text:span text:style-name="T11">goto out1;</text:span></text:p>
            <text:p text:style-name="P2"><text:span text:style-name="T11"><text:s text:c="8"/></text:span><text:span text:style-name="T11">if (zerofrom &lt; offset) {</text:span></text:p>
            <text:p text:style-name="P2"><text:span text:style-name="T11">- <text:s text:c="14"/>kaddr = kmap_atomic(page, KM_USER0);</text:span></text:p>
            <text:p text:style-name="P2"><text:span text:style-name="T11">- <text:s text:c="14"/>memset(kaddr+zerofrom, 0, offset-zerofrom);</text:span></text:p>
            <text:p text:style-name="P2"><text:span text:style-name="T11">- <text:s text:c="14"/>flush_dcache_page(page);</text:span></text:p>
            <text:p text:style-name="P2"><text:span text:style-name="T11">- <text:s text:c="14"/>kunmap_atomic(kaddr, KM_USER0);</text:span></text:p>
            <text:p text:style-name="P2"><text:span text:style-name="T11">+ <text:s text:c="14"/>zero_user_page(page, zerofrom, offset - zerofrom, KM_USER0);</text:span></text:p>
            <text:p text:style-name="P2"><text:span text:style-name="T11"><text:s text:c="16"/></text:span><text:span text:style-name="T11">__block_commit_write(inode, page, zerofrom, offset);</text:span></text:p>
            <text:p text:style-name="P2"><text:span text:style-name="T11"/></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presentation:style-name="pr1" draw:layer="layout" svg:width="25.199cm" svg:height="3.506cm" svg:x="1.4cm" svg:y="0.837cm" presentation:class="title">
          <draw:text-box>
            <text:p>Is there a bug here?</text:p>
          </draw:text-box>
        </draw:frame>
        <draw:frame draw:style-name="gr1" draw:text-style-name="P7" draw:layer="layout" svg:width="26.22cm" svg:height="14.948cm" svg:x="1.016cm" svg:y="4.826cm">
          <draw:text-box>
            <text:p text:style-name="P2"><text:span text:style-name="T12">@@ -2108,10 +2100,8 @@ int cont_prepare_write(struct page *</text:span><text:span text:style-name="T13">page</text:span><text:span text:style-name="T12">, unsigned offset,</text:span></text:p>
            <text:p text:style-name="P2"><text:span text:style-name="T12"><text:s text:c="48"/></text:span><text:span text:style-name="T12">PAGE_CACHE_SIZE, get_block);</text:span></text:p>
            <text:p text:style-name="P2"><text:span text:style-name="T12"><text:s text:c="16"/></text:span><text:span text:style-name="T12">if (status)</text:span></text:p>
            <text:p text:style-name="P2"><text:span text:style-name="T12"><text:s text:c="24"/></text:span><text:span text:style-name="T12">goto out_unmap;</text:span></text:p>
            <text:p text:style-name="P2"><text:span text:style-name="T12">- <text:s text:c="14"/>kaddr = kmap_atomic(</text:span><text:span text:style-name="T14">new_page</text:span><text:span text:style-name="T12">, KM_USER0);</text:span></text:p>
            <text:p text:style-name="P2"><text:span text:style-name="T12">- <text:s text:c="14"/>memset(kaddr+zerofrom, 0, PAGE_CACHE_SIZE-zerofrom);</text:span></text:p>
            <text:p text:style-name="P2"><text:span text:style-name="T12">- <text:s text:c="14"/>flush_dcache_page(</text:span><text:span text:style-name="T14">new_page</text:span><text:span text:style-name="T12">);</text:span></text:p>
            <text:p text:style-name="P2"><text:span text:style-name="T12">- <text:s text:c="14"/>kunmap_atomic(kaddr, KM_USER0);</text:span></text:p>
            <text:p text:style-name="P2"><text:span text:style-name="T12">+ <text:s text:c="14"/>zero_user_page(</text:span><text:span text:style-name="T13">page</text:span><text:span text:style-name="T12">, zerofrom, PAGE_CACHE_SIZE - zerofrom,</text:span></text:p>
            <text:p text:style-name="P2"><text:span text:style-name="T12">+ <text:s text:c="30"/>KM_USER0);</text:span></text:p>
            <text:p text:style-name="P2"><text:span text:style-name="T12"><text:s text:c="16"/></text:span><text:span text:style-name="T12">generic_commit_write(NULL, new_page, zerofrom, PAGE_CACHE_SIZE);</text:span></text:p>
            <text:p text:style-name="P2"><text:span text:style-name="T12"><text:s text:c="16"/></text:span><text:span text:style-name="T12">unlock_page(</text:span><text:span text:style-name="T14">new_page</text:span><text:span text:style-name="T12">);</text:span></text:p>
            <text:p text:style-name="P2"><text:span text:style-name="T12"><text:s text:c="16"/></text:span><text:span text:style-name="T12">page_cache_release(</text:span><text:span text:style-name="T14">new_page</text:span><text:span text:style-name="T12">);</text:span></text:p>
            <text:p text:style-name="P2"><text:span text:style-name="T12">@@ -2138,10 +2128,7 @@ int cont_prepare_write(struct page *</text:span><text:span text:style-name="T15">page</text:span><text:span text:style-name="T12">, unsigned offset,</text:span></text:p>
            <text:p text:style-name="P2"><text:span text:style-name="T12"><text:s text:c="8"/></text:span><text:span text:style-name="T12">if (status)</text:span></text:p>
            <text:p text:style-name="P2"><text:span text:style-name="T12"><text:s text:c="16"/></text:span><text:span text:style-name="T12">goto out1;</text:span></text:p>
            <text:p text:style-name="P2"><text:span text:style-name="T12"><text:s text:c="8"/></text:span><text:span text:style-name="T12">if (zerofrom &lt; offset) {</text:span></text:p>
            <text:p text:style-name="P2"><text:span text:style-name="T12">- <text:s text:c="14"/>kaddr = kmap_atomic(</text:span><text:span text:style-name="T15">page</text:span><text:span text:style-name="T12">, KM_USER0);</text:span></text:p>
            <text:p text:style-name="P2"><text:span text:style-name="T12">- <text:s text:c="14"/>memset(kaddr+zerofrom, 0, offset-zerofrom);</text:span></text:p>
            <text:p text:style-name="P2"><text:span text:style-name="T12">- <text:s text:c="14"/>flush_dcache_page(</text:span><text:span text:style-name="T15">page</text:span><text:span text:style-name="T12">);</text:span></text:p>
            <text:p text:style-name="P2"><text:span text:style-name="T12">- <text:s text:c="14"/>kunmap_atomic(kaddr, KM_USER0);</text:span></text:p>
            <text:p text:style-name="P2"><text:span text:style-name="T12">+ <text:s text:c="14"/>zero_user_page(</text:span><text:span text:style-name="T15">page</text:span><text:span text:style-name="T12">, zerofrom, offset - zerofrom, KM_USER0);</text:span></text:p>
            <text:p text:style-name="P2"><text:span text:style-name="T12"><text:s text:c="16"/></text:span><text:span text:style-name="T12">__block_commit_write(inode, </text:span><text:span text:style-name="T15">page</text:span><text:span text:style-name="T12">, zerofrom, offset);</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 draw:text-style-name="P6" draw:layer="layout" svg:width="25.902cm" svg:height="18.782cm" svg:x="0.926cm" svg:y="1.244cm">
          <draw:text-box>
            <text:p text:style-name="P2"><text:span text:style-name="T11">commit ff1be9ad61e3e17ba83702d8ed0b534e5b8ee15c</text:span></text:p>
            <text:p text:style-name="P2"><text:span text:style-name="T11">Author: OGAWA Hirofumi &lt;hirofumi@mail.parknet.co.jp&gt;</text:span></text:p>
            <text:p text:style-name="P2"><text:span text:style-name="T11">Date: <text:s text:c="2"/>Sun May 20 23:39:40 2007 +0900</text:span></text:p>
            <text:p text:style-name="P2"><text:span text:style-name="T11"/></text:p>
            <text:p text:style-name="P2"><text:span text:style-name="T11"><text:s text:c="4"/></text:span><text:span text:style-name="T11">Fix "fs: convert core functions to zero_user_page"</text:span></text:p>
            <text:p text:style-name="P2"><text:span text:style-name="T11"><text:s text:c="4"/></text:span></text:p>
            <text:p text:style-name="P2"><text:span text:style-name="T11"><text:s text:c="4"/></text:span><text:span text:style-name="T11">The bug was introduced by 01f2705daf5a36208e69d7cf95db9c330f843af6.</text:span></text:p>
            <text:p text:style-name="P2"><text:span text:style-name="T11"><text:s text:c="4"/></text:span><text:span text:style-name="T11">It misses to convert the first argument, it should be "new_page".</text:span></text:p>
            <text:p text:style-name="P2"><text:span text:style-name="T11"><text:s text:c="4"/></text:span></text:p>
            <text:p text:style-name="P2"><text:span text:style-name="T11"><text:s text:c="4"/></text:span><text:span text:style-name="T11">This became a cause of fatfs corruption.</text:span></text:p>
            <text:p text:style-name="P2"><text:span text:style-name="T11"><text:s text:c="4"/></text:span></text:p>
            <text:p text:style-name="P2"><text:span text:style-name="T11"><text:s text:c="4"/></text:span><text:span text:style-name="T11">Cc: Nate Diller &lt;nate.diller@gmail.com&gt;</text:span></text:p>
            <text:p text:style-name="P2"><text:span text:style-name="T11"><text:s text:c="4"/></text:span><text:span text:style-name="T11">Signed-off-by: OGAWA Hirofumi &lt;hirofumi@mail.parknet.co.jp&gt;</text:span></text:p>
            <text:p text:style-name="P2"><text:span text:style-name="T11"><text:s text:c="4"/></text:span><text:span text:style-name="T11">Signed-off-by: Linus Torvalds &lt;torvalds@linux-foundation.org&gt;</text:span></text:p>
            <text:p text:style-name="P2"><text:span text:style-name="T11"/></text:p>
            <text:p text:style-name="P2"><text:span text:style-name="T11">diff --git a/fs/buffer.c b/fs/buffer.c</text:span></text:p>
            <text:p text:style-name="P2"><text:span text:style-name="T11">index 49590d59..aa68206 100644</text:span></text:p>
            <text:p text:style-name="P2"><text:span text:style-name="T11">--- a/fs/buffer.c</text:span></text:p>
            <text:p text:style-name="P2"><text:span text:style-name="T11">+++ b/fs/buffer.c</text:span></text:p>
            <text:p text:style-name="P2"><text:span text:style-name="T11">@@ -2101,7 +2101,7 @@ int cont_prepare_write(struct page *page, unsigned offset,</text:span></text:p>
            <text:p text:style-name="P2"><text:span text:style-name="T11"><text:s/></text:span><text:span text:style-name="T11"><text:tab/></text:span><text:span text:style-name="T11"><text:tab/></text:span><text:span text:style-name="T11"><text:tab/></text:span><text:span text:style-name="T11"><text:tab/></text:span><text:span text:style-name="T11"><text:tab/></text:span><text:span text:style-name="T11"><text:tab/></text:span><text:span text:style-name="T11">PAGE_CACHE_SIZE, get_block);</text:span></text:p>
            <text:p text:style-name="P2"><text:span text:style-name="T11"><text:s/></text:span><text:span text:style-name="T11"><text:tab/></text:span><text:span text:style-name="T11"><text:tab/></text:span><text:span text:style-name="T11">if (status)</text:span></text:p>
            <text:p text:style-name="P2"><text:span text:style-name="T11"><text:s/></text:span><text:span text:style-name="T11"><text:tab/></text:span><text:span text:style-name="T11"><text:tab/></text:span><text:span text:style-name="T11"><text:tab/></text:span><text:span text:style-name="T11">goto out_unmap;</text:span></text:p>
            <text:p text:style-name="P2"><text:span text:style-name="T11">-</text:span><text:span text:style-name="T11"><text:tab/></text:span><text:span text:style-name="T11"><text:tab/></text:span><text:span text:style-name="T11">zero_user_page(page, zerofrom, PAGE_CACHE_SIZE - zerofrom,</text:span></text:p>
            <text:p text:style-name="P2"><text:span text:style-name="T11">+</text:span><text:span text:style-name="T11"><text:tab/></text:span><text:span text:style-name="T11"><text:tab/></text:span><text:span text:style-name="T11">zero_user_page(new_page, zerofrom, PAGE_CACHE_SIZE - zerofrom,</text:span></text:p>
            <text:p text:style-name="P2"><text:span text:style-name="T11"><text:s/></text:span><text:span text:style-name="T11"><text:tab/></text:span><text:span text:style-name="T11"><text:tab/></text:span><text:span text:style-name="T11"><text:tab/></text:span><text:span text:style-name="T11"><text:tab/></text:span><text:span text:style-name="T11">KM_USER0);</text:span></text:p>
            <text:p text:style-name="P2"><text:span text:style-name="T11"><text:s/></text:span><text:span text:style-name="T11"><text:tab/></text:span><text:span text:style-name="T11"><text:tab/></text:span><text:span text:style-name="T11">generic_commit_write(NULL, new_page, zerofrom, PAGE_CACHE_SIZE);</text:span></text:p>
            <text:p text:style-name="P2"><text:span text:style-name="T11"><text:s/></text:span><text:span text:style-name="T11"><text:tab/></text:span><text:span text:style-name="T11"><text:tab/></text:span><text:span text:style-name="T11">unlock_page(new_page);</text:span></text:p>
            <text:p text:style-name="P2"><text:span text:style-name="T11"/></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1" draw:text-style-name="P6" draw:layer="layout" svg:width="16.695cm" svg:height="3.446cm" svg:x="0.926cm" svg:y="1.244cm">
          <draw:text-box>
            <text:p text:style-name="P2"><text:span text:style-name="T11">commit 01f2705daf5a36208e69d7cf95db9c330f843af6</text:span></text:p>
            <text:p text:style-name="P2"><text:span text:style-name="T11">Author: Nate Diller &lt;nate.diller@gmail.com&gt;</text:span></text:p>
            <text:p text:style-name="P2"><text:span text:style-name="T11">Date: <text:s text:c="2"/>Wed May 9 02:35:07 2007 -0700</text:span></text:p>
            <text:p text:style-name="P2"><text:span text:style-name="T11"/></text:p>
            <text:p text:style-name="P2"><text:span text:style-name="T11"><text:s text:c="4"/></text:span><text:span text:style-name="T11">fs: convert core functions to zero_user_page...</text:span></text:p>
          </draw:text-box>
        </draw:frame>
        <draw:frame draw:style-name="gr3" draw:text-style-name="P6" draw:layer="layout" svg:width="25.055cm" svg:height="4.486cm" svg:x="0.794cm" svg:y="6.382cm">
          <draw:text-box>
            <text:p text:style-name="P2"><text:span text:style-name="T16">- kaddr = kmap_atomic(page, KM_USER0);</text:span></text:p>
            <text:p text:style-name="P2"><text:span text:style-name="T16">- memset(kaddr+block_start, 0, bh-&gt;b_size);</text:span></text:p>
            <text:p text:style-name="P2"><text:span text:style-name="T16">- flush_dcache_page(page);</text:span></text:p>
            <text:p text:style-name="P2"><text:span text:style-name="T16">- kunmap_atomic(kaddr, KM_USER0);</text:span></text:p>
            <text:p text:style-name="P2"><text:span text:style-name="T16">+ zero_user_page(page, block_start, bh-&gt;b_size, KM_USER0);</text:span></text:p>
          </draw:text-box>
        </draw:frame>
        <draw:frame draw:style-name="gr3" draw:text-style-name="P8" draw:layer="layout" svg:width="20.822cm" svg:height="6.18cm" svg:x="6.334cm" svg:y="12.053cm">
          <draw:text-box>
            <text:p text:style-name="P2"><text:span text:style-name="T17">- kaddr = kmap_atomic(page, KM_USER0);</text:span></text:p>
            <text:p text:style-name="P2"><text:span text:style-name="T17">- memset(kaddr + (block_in_page &lt;&lt; blkbits),</text:span></text:p>
            <text:p text:style-name="P2"><text:span text:style-name="T17">- <text:s text:c="7"/>0, 1 &lt;&lt; blkbits);</text:span></text:p>
            <text:p text:style-name="P2"><text:span text:style-name="T17">- flush_dcache_page(page);</text:span></text:p>
            <text:p text:style-name="P2"><text:span text:style-name="T17">- kunmap_atomic(kaddr, KM_USER0);</text:span></text:p>
            <text:p text:style-name="P2"><text:span text:style-name="T17">+ zero_user_page(page, block_in_page &lt;&lt; blkbits,</text:span></text:p>
            <text:p text:style-name="P2"><text:span text:style-name="T17">+ <text:s text:c="15"/>1 &lt;&lt; blkbits, KM_USER0);</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6" draw:layer="layout" svg:width="25.055cm" svg:height="4.486cm" svg:x="0.794cm" svg:y="0.382cm">
          <draw:text-box>
            <text:p text:style-name="P2"><text:span text:style-name="T16">- kaddr = kmap_atomic(page, KM_USER0);</text:span></text:p>
            <text:p text:style-name="P2"><text:span text:style-name="T16">- memset(kaddr+block_start, 0, bh-&gt;b_size);</text:span></text:p>
            <text:p text:style-name="P2"><text:span text:style-name="T16">- flush_dcache_page(page);</text:span></text:p>
            <text:p text:style-name="P2"><text:span text:style-name="T16">- kunmap_atomic(kaddr, KM_USER0);</text:span></text:p>
            <text:p text:style-name="P2"><text:span text:style-name="T16">+ zero_user_page(page, block_start, bh-&gt;b_size, KM_USER0);</text:span></text:p>
          </draw:text-box>
        </draw:frame>
        <draw:frame draw:style-name="gr3" draw:text-style-name="P8" draw:layer="layout" svg:width="20.822cm" svg:height="6.18cm" svg:x="5.834cm" svg:y="5.753cm">
          <draw:text-box>
            <text:p text:style-name="P2"><text:span text:style-name="T17">- kaddr = kmap_atomic(page, KM_USER0);</text:span></text:p>
            <text:p text:style-name="P2"><text:span text:style-name="T17">- memset(kaddr + (block_in_page &lt;&lt; blkbits),</text:span></text:p>
            <text:p text:style-name="P2"><text:span text:style-name="T17">- <text:s text:c="7"/>0, 1 &lt;&lt; blkbits);</text:span></text:p>
            <text:p text:style-name="P2"><text:span text:style-name="T17">- flush_dcache_page(page);</text:span></text:p>
            <text:p text:style-name="P2"><text:span text:style-name="T17">- kunmap_atomic(kaddr, KM_USER0);</text:span></text:p>
            <text:p text:style-name="P2"><text:span text:style-name="T17">+ zero_user_page(page, block_in_page &lt;&lt; blkbits,</text:span></text:p>
            <text:p text:style-name="P2"><text:span text:style-name="T17">+ <text:s text:c="15"/>1 &lt;&lt; blkbits, KM_USER0);</text:span></text:p>
          </draw:text-box>
        </draw:frame>
        <draw:frame draw:style-name="gr4" draw:text-style-name="P9" draw:layer="layout" svg:width="17.114cm" svg:height="5.765cm" svg:x="4.602cm" svg:y="13.041cm">
          <draw:text-box>
            <text:p text:style-name="P2"><text:span text:style-name="T18">- X12=kmap_atomic(X9,KM_USER0);</text:span></text:p>
            <text:p text:style-name="P2"><text:span text:style-name="T18"><text:s text:c="2"/></text:span><text:span text:style-name="T18">...</text:span></text:p>
            <text:p text:style-name="P2"><text:span text:style-name="T18">- memset(X0 + X1,0,X2);</text:span></text:p>
            <text:p text:style-name="P2"><text:span text:style-name="T18">+ zero_user_page(X9,X1,X2,KM_USER0);</text:span></text:p>
            <text:p text:style-name="P2"><text:span text:style-name="T18"><text:s text:c="2"/></text:span><text:span text:style-name="T18">...</text:span></text:p>
            <text:p text:style-name="P2"><text:span text:style-name="T18">- kunmap_atomic(X12,KM_USER0);</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5" draw:text-style-name="P10" draw:layer="layout" svg:width="5.149cm" svg:height="3.54cm" svg:x="19.521cm" svg:y="1.072cm">
          <text:p text:style-name="P10">Pgm 1</text:p>
          <draw:enhanced-geometry svg:viewBox="0 0 21600 21600" draw:mirror-horizontal="false" draw:mirror-vertical="false" draw:type="rectangle" draw:enhanced-path="M 0 0 L 21600 0 21600 21600 0 21600 0 0 Z N"/>
        </draw:custom-shape>
        <draw:custom-shape draw:style-name="gr5" draw:text-style-name="P10" draw:layer="layout" svg:width="5.149cm" svg:height="3.54cm" svg:x="19.596cm" svg:y="5.256cm">
          <text:p text:style-name="P10">Pgm 2</text:p>
          <draw:enhanced-geometry svg:viewBox="0 0 21600 21600" draw:type="rectangle" draw:enhanced-path="M 0 0 L 21600 0 21600 21600 0 21600 0 0 Z N"/>
        </draw:custom-shape>
        <draw:custom-shape draw:style-name="gr5" draw:text-style-name="P10" draw:layer="layout" svg:width="5.149cm" svg:height="3.54cm" svg:x="19.489cm" svg:y="9.33cm">
          <text:p text:style-name="P10">Pgm 3</text:p>
          <draw:enhanced-geometry svg:viewBox="0 0 21600 21600" draw:type="rectangle" draw:enhanced-path="M 0 0 L 21600 0 21600 21600 0 21600 0 0 Z N"/>
        </draw:custom-shape>
        <draw:custom-shape draw:style-name="gr5" draw:text-style-name="P10" draw:layer="layout" svg:width="4.576cm" svg:height="4.147cm" svg:x="3.111cm" svg:y="3.325cm">
          <text:p text:style-name="P10">Lib v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4.576cm" svg:height="4.147cm" svg:x="3.183cm" svg:y="12.73cm">
          <text:p text:style-name="P10">Lib v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0" draw:layer="layout" svg:x1="7.616cm" svg:y1="5.47cm" svg:x2="19.272cm" svg:y2="2.431cm">
          <text:p/>
        </draw:line>
        <draw:line draw:style-name="gr6" draw:text-style-name="P10" draw:layer="layout" svg:x1="7.616cm" svg:y1="5.47cm" svg:x2="19.307cm" svg:y2="6.936cm">
          <text:p/>
        </draw:line>
        <draw:line draw:style-name="gr6" draw:text-style-name="P10" draw:layer="layout" svg:x1="7.616cm" svg:y1="5.47cm" svg:x2="19.057cm" svg:y2="10.869cm">
          <text:p/>
        </draw:line>
        <draw:custom-shape draw:style-name="gr7" draw:text-style-name="P11" draw:layer="layout" svg:width="4.684cm" svg:height="3.111cm" draw:transform="rotate (-1.5707963267949) translate (7.186cm 7.902cm)">
          <text:p text:style-name="P10">Update</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g>
          <draw:custom-shape draw:style-name="gr5" draw:text-style-name="P10" draw:layer="layout" svg:width="5.149cm" svg:height="3.54cm" svg:x="2.073cm" svg:y="1.18cm">
            <text:p text:style-name="P10">Pgm 1</text:p>
            <draw:enhanced-geometry svg:viewBox="0 0 21600 21600" draw:mirror-horizontal="false" draw:mirror-vertical="false" draw:type="rectangle" draw:enhanced-path="M 0 0 L 21600 0 21600 21600 0 21600 0 0 Z N"/>
          </draw:custom-shape>
          <draw:custom-shape draw:style-name="gr5" draw:text-style-name="P10" draw:layer="layout" svg:width="5.149cm" svg:height="3.54cm" svg:x="2.148cm" svg:y="5.364cm">
            <text:p text:style-name="P10">Pgm 2</text:p>
            <draw:enhanced-geometry svg:viewBox="0 0 21600 21600" draw:type="rectangle" draw:enhanced-path="M 0 0 L 21600 0 21600 21600 0 21600 0 0 Z N"/>
          </draw:custom-shape>
          <draw:custom-shape draw:style-name="gr5" draw:text-style-name="P10" draw:layer="layout" svg:width="5.149cm" svg:height="3.54cm" svg:x="2.041cm" svg:y="9.438cm">
            <text:p text:style-name="P10">Pgm 3</text:p>
            <draw:enhanced-geometry svg:viewBox="0 0 21600 21600" draw:type="rectangle" draw:enhanced-path="M 0 0 L 21600 0 21600 21600 0 21600 0 0 Z N"/>
          </draw:custom-shape>
        </draw:g>
        <draw:custom-shape draw:style-name="gr5" draw:text-style-name="P10" draw:layer="layout" svg:width="5.149cm" svg:height="3.54cm" svg:x="17.698cm" svg:y="1.037cm">
          <text:p text:style-name="P10">Pgm 1'</text:p>
          <draw:enhanced-geometry svg:viewBox="0 0 21600 21600" draw:mirror-horizontal="false" draw:mirror-vertical="false" draw:type="rectangle" draw:enhanced-path="M 0 0 L 21600 0 21600 21600 0 21600 0 0 Z N"/>
        </draw:custom-shape>
        <draw:custom-shape draw:style-name="gr5" draw:text-style-name="P10" draw:layer="layout" svg:width="5.149cm" svg:height="3.54cm" svg:x="17.773cm" svg:y="5.221cm">
          <text:p text:style-name="P10">Pgm 2'</text:p>
          <draw:enhanced-geometry svg:viewBox="0 0 21600 21600" draw:type="rectangle" draw:enhanced-path="M 0 0 L 21600 0 21600 21600 0 21600 0 0 Z N"/>
        </draw:custom-shape>
        <draw:custom-shape draw:style-name="gr5" draw:text-style-name="P10" draw:layer="layout" svg:width="5.149cm" svg:height="3.54cm" svg:x="17.666cm" svg:y="9.295cm">
          <text:p text:style-name="P10">Pgm 3'</text:p>
          <draw:enhanced-geometry svg:viewBox="0 0 21600 21600" draw:type="rectangle" draw:enhanced-path="M 0 0 L 21600 0 21600 21600 0 21600 0 0 Z N"/>
        </draw:custom-shape>
        <draw:custom-shape draw:style-name="gr8" draw:text-style-name="P10" draw:layer="layout" svg:width="8.473cm" svg:height="1.895cm" svg:x="8.224cm" svg:y="1.859cm">
          <text:p text:style-name="P10">Update 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10" draw:layer="layout" svg:width="8.473cm" svg:height="1.895cm" svg:x="8.297cm" svg:y="6.329cm">
          <text:p text:style-name="P10">Update 2</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10" draw:layer="layout" svg:width="8.473cm" svg:height="1.895cm" svg:x="8.403cm" svg:y="10.369cm">
          <text:p text:style-name="P10">Update 3</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0" draw:layer="layout" svg:width="1.967cm" svg:height="14.266cm" svg:x="8.867cm" svg:y="0.965cm">
          <text:p/>
          <draw:enhanced-geometry svg:viewBox="0 0 21600 21600" draw:type="rectangle" draw:enhanced-path="M 0 0 L 21600 0 21600 21600 0 21600 0 0 Z N"/>
        </draw:custom-shape>
        <draw:frame draw:style-name="gr1" draw:layer="layout" svg:width="18.447cm" svg:height="0.988cm" svg:x="7.046cm" svg:y="15.268cm">
          <draw:text-box>
            <text:p>All updates contain the update of library-uses for Lib v2.</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05T06:42:17</meta:creation-date>
    <dc:date>2012-09-06T10:49:42</dc:date>
    <meta:editing-duration>PT3H55M31S</meta:editing-duration>
    <meta:editing-cycles>24</meta:editing-cycles>
    <meta:generator>LibreOffice/3.6$Linux_X86_64 LibreOffice_project/360m1$Build-2</meta:generator>
    <meta:document-statistic meta:object-count="89"/>
  </office:meta>
</office:document-meta>
</file>